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0418980728961cm 3.7102576895794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2cm" svg:height="0.661cm" draw:transform="rotate (-2.15687788961459) translate (4.150791145399cm 7.55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3.785cm" svg:height="3.223cm" draw:transform="rotate (0.0979129710368819) translate (3.0247999909703cm 3.3232471715477cm)" svg:viewBox="0 0 3786 3224" svg:d="M250 77c2168-240 3672 45 3526 1419-146 1373-1068 1602-3316 1728-189-10-204-772 153-791 1136-61 2468 189 2516-754 47-942-1477-1062-2951-819-280 46-209-769 72-783z">
          <text:p/>
        </draw:path>
        <draw:path draw:style-name="gr1" draw:text-style-name="P1" draw:layer="layout" svg:width="0.902cm" svg:height="0.661cm" draw:transform="skewX (0.001221730476396) rotate (-2.1556561591382) translate (4.1694573185943cm 3.8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408cm" svg:height="3.565cm" draw:transform="rotate (-2.21063403057602) translate (7.0994858384835cm 7.2021441914943cm)" svg:viewBox="0 0 1409 3566" svg:d="M1392 3068c-315-266-346-497-374-830-83-993-51-1657-122-2137-24-158-939-143-894 130 88 535 110 1059 145 1515 38 458 19 1245 581 1765 252 232 786-342 664-443z">
          <text:p/>
        </draw:path>
        <draw:path draw:style-name="gr1" draw:text-style-name="P1" draw:layer="layout" svg:width="0.902cm" svg:height="0.661cm" draw:transform="skewX (0.001221730476396) rotate (-2.1556561591382) translate (3.8427906519277cm 3.50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4.3777906519278cm 5.82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6) rotate (-2.15652882376419) translate (7.1178895804584cm 7.20442269509421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47:58.344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